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000000200B0B3D5EEF1D5B59F.png" manifest:media-type="image/png"/>
  <manifest:file-entry manifest:full-path="Pictures/100008C600002113000034EBF275586C58BD262B.svg" manifest:media-type="image/svg+xml"/>
  <manifest:file-entry manifest:full-path="Pictures/100000010000020100000201703F741129544F20.png" manifest:media-type="image/png"/>
  <manifest:file-entry manifest:full-path="Pictures/1000069100003505000035056AAC85E8ADF29EC2.svg" manifest:media-type="image/svg+xml"/>
  <manifest:file-entry manifest:full-path="Pictures/10000001000002010000020175CAC3D4C121B616.png" manifest:media-type="image/png"/>
  <manifest:file-entry manifest:full-path="Pictures/10000AE3000035050000350566508941D037F0FA.svg" manifest:media-type="image/svg+xml"/>
  <manifest:file-entry manifest:full-path="Pictures/1000000100000201000002014829F17914EC4894.png" manifest:media-type="image/png"/>
  <manifest:file-entry manifest:full-path="Pictures/1000072800003505000035051B3386B24BC5AF2D.svg" manifest:media-type="image/svg+xml"/>
  <manifest:file-entry manifest:full-path="Pictures/1000000000000500000003202EFA2584BDDD7E4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eco-orang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orange" presentation:presentation-page-layout-name="AL1T1">
        <office:forms form:automatic-focus="false" form:apply-design-mode="false"/>
        <draw:frame draw:style-name="gr1" draw:text-style-name="P1" draw:layer="layout" svg:width="3cm" svg:height="3cm" svg:x="12.5cm" svg:y="2.5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4829F17914EC4894.png" xlink:type="simple" xlink:show="embed" xlink:actuate="onLoad" draw:mime-type="image/png"/>
        </draw:frame>
        <draw:frame draw:style-name="gr1" draw:text-style-name="P1" draw:layer="layout" svg:width="3.12cm" svg:height="3.12cm" svg:x="3.5cm" svg:y="2.5cm">
          <draw:image xlink:href="Pictures/10000AE3000035050000350566508941D037F0FA.svg" xlink:type="simple" xlink:show="embed" xlink:actuate="onLoad" draw:mime-type="image/svg+xml">
            <text:p/>
          </draw:image>
          <draw:image xlink:href="Pictures/10000001000002010000020175CAC3D4C121B616.png" xlink:type="simple" xlink:show="embed" xlink:actuate="onLoad" draw:mime-type="image/png"/>
        </draw:frame>
        <draw:frame draw:style-name="gr1" draw:text-style-name="P1" draw:layer="layout" svg:width="3.5cm" svg:height="3.452cm" svg:x="8cm" svg:y="2.048cm">
          <draw:image xlink:href="Pictures/1000069100003505000035056AAC85E8ADF29EC2.svg" xlink:type="simple" xlink:show="embed" xlink:actuate="onLoad" draw:mime-type="image/svg+xml">
            <text:p/>
          </draw:image>
          <draw:image xlink:href="Pictures/100000010000020100000201703F741129544F20.png" xlink:type="simple" xlink:show="embed" xlink:actuate="onLoad" draw:mime-type="image/png"/>
        </draw:frame>
        <draw:frame draw:style-name="gr1" draw:text-style-name="P1" draw:layer="layout" svg:width="3.087cm" svg:height="4.939cm" svg:x="18.413cm" svg:y="-0.5cm">
          <draw:image xlink:href="Pictures/100008C600002113000034EBF275586C58BD262B.svg" xlink:type="simple" xlink:show="embed" xlink:actuate="onLoad" draw:mime-type="image/svg+xml">
            <text:p/>
          </draw:image>
          <draw:image xlink:href="Pictures/100000010000014000000200B0B3D5EEF1D5B59F.png" xlink:type="simple" xlink:show="embed" xlink:actuate="onLoad" draw:mime-type="image/png"/>
        </draw:frame>
        <draw:frame draw:style-name="gr2" draw:text-style-name="P2" draw:layer="layout" svg:width="4.312cm" svg:height="1.17cm" svg:x="2.5cm" svg:y="6cm">
          <draw:text-box>
            <text:p>表情・しぐさ</text:p>
          </draw:text-box>
        </draw:frame>
        <draw:frame draw:style-name="gr2" draw:text-style-name="P2" draw:layer="layout" svg:width="3.647cm" svg:height="1.17cm" svg:x="8cm" svg:y="5.83cm">
          <draw:text-box>
            <text:p>声のトーン</text:p>
          </draw:text-box>
        </draw:frame>
        <draw:frame draw:style-name="gr2" draw:text-style-name="P2" draw:layer="layout" svg:width="1.772cm" svg:height="1.17cm" svg:x="13cm" svg:y="6cm">
          <draw:text-box>
            <text:p>内容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9" draw:display-name="reo%20veo_1280x1024_9" xlink:href="Pictures/1000000000000500000003202EFA2584BDDD7E40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orange-background" style:family="presentation">
      <style:graphic-properties draw:stroke="none" draw:fill="bitmap" draw:fill-image-name="reo_25_20veo_5f_1280x1024_5f_9" draw:fill-image-width="100%" draw:fill-image-height="100%"/>
      <style:text-properties style:letter-kerning="true"/>
    </style:style>
    <style:style style:name="eco-oran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oran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orange-outline1" style:family="presentation">
      <style:graphic-properties draw:stroke="none" draw:fill="none">
        <text:list-style style:name="eco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1.7999992370605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range-outline2" style:family="presentation" style:parent-style-name="eco-orange-outline1">
      <style:paragraph-properties fo:margin-left="0cm" fo:margin-right="0cm" fo:margin-top="0cm" fo:margin-bottom="0.272cm" fo:text-indent="0cm"/>
      <style:text-properties fo:font-size="19pt" style:font-size-asian="28pt" style:font-size-complex="28pt"/>
    </style:style>
    <style:style style:name="eco-orange-outline3" style:family="presentation" style:parent-style-name="eco-orange-outline2">
      <style:paragraph-properties fo:margin-left="0cm" fo:margin-right="0cm" fo:margin-top="0cm" fo:margin-bottom="0.204cm" fo:text-indent="0cm"/>
      <style:text-properties fo:font-size="16.2999992370605pt" style:font-size-asian="24pt" style:font-size-complex="24pt"/>
    </style:style>
    <style:style style:name="eco-orange-outline4" style:family="presentation" style:parent-style-name="eco-orange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eco-orange-outline5" style:family="presentation" style:parent-style-name="eco-orange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6" style:family="presentation" style:parent-style-name="eco-orange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7" style:family="presentation" style:parent-style-name="eco-orange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8" style:family="presentation" style:parent-style-name="eco-orange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9" style:family="presentation" style:parent-style-name="eco-orange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subtitle" style:family="presentation">
      <style:graphic-properties draw:stroke="none" draw:fill="none" draw:textarea-vertical-align="middle">
        <text:list-style style:name="eco-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range-title" style:family="presentation">
      <style:graphic-properties draw:stroke="none" draw:fill="none" draw:textarea-vertical-align="middle">
        <text:list-style style:name="eco-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9.8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reo_25_20veo_5f_1280x1024_5f_9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oran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orange" style:page-layout-name="PM1" draw:style-name="Mdp1">
      <office:forms form:automatic-focus="false" form:apply-design-mode="false"/>
      <draw:frame presentation:style-name="eco-orange-title" draw:layer="backgroundobjects" svg:width="22.859cm" svg:height="2.385cm" svg:x="1.27cm" svg:y="0.569cm" presentation:class="title" presentation:placeholder="true">
        <draw:text-box/>
      </draw:frame>
      <draw:frame presentation:style-name="eco-orange-outline1" draw:layer="backgroundobjects" svg:width="22.859cm" svg:height="11.467cm" svg:x="1.27cm" svg:y="3.343cm" presentation:class="outline" presentation:placeholder="true">
        <draw:text-box/>
      </draw:frame>
      <draw:frame presentation:style-name="Mpr1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5cm" svg:x="8.686cm" svg:y="13.0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5cm" svg:x="18.211cm" svg:y="13.01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orange-title" draw:layer="backgroundobjects" svg:width="14.848cm" svg:height="11.136cm" svg:x="3.075cm" svg:y="2.257cm" presentation:class="page"/>
        <draw:frame presentation:style-name="eco-oran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0:31:54.164706040</meta:creation-date>
    <meta:editing-duration>PT45S</meta:editing-duration>
    <meta:editing-cycles>2</meta:editing-cycles>
    <meta:generator>LibreOffice/7.3.3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orange</dc:title>
    <dc:date>2022-06-12T01:03:11.904464786</dc:date>
    <meta:document-statistic meta:object-count="30"/>
  </office:meta>
</office:document-meta>
</file>